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T1" style:family="text">
      <style:text-properties officeooo:rsid="001356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ERTIFICAT</text:p>
      <text:p text:style-name="P1">Jo, <text:span text:style-name="Strong_20_Emphasis">Antoni Pons Vidal</text:span>, secretari del centre <text:span text:style-name="Strong_20_Emphasis">IES Joan Ramis i Ramis</text:span>,<text:line-break/><text:span text:style-name="Strong_20_Emphasis">CERTIFICO</text:span> que l’alumne/a <text:span text:style-name="T1">Rafel Pascual Pons </text:span>està cursant actualment els estudis de <text:span text:style-name="Strong_20_Emphasis">1r curs del Cicle Formatiu de Grau Mitjà de Sistemes Microinformàtics i Xarxes (SMX)</text:span> en aquest centre durant el curs <text:span text:style-name="Strong_20_Emphasis">2025-2026</text:span>.</text:p>
      <text:p text:style-name="P1">I per a què consti, signo el present certificat a Maó, a <text:span text:style-name="Strong_20_Emphasis">1 de novembre de 2025</text:span>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1T12:21:11.615331492</meta:creation-date>
    <dc:date>2025-11-01T12:22:29.963420304</dc:date>
    <meta:editing-duration>PT1M20S</meta:editing-duration>
    <meta:editing-cycles>1</meta:editing-cycles>
    <meta:document-statistic meta:table-count="0" meta:image-count="0" meta:object-count="0" meta:page-count="1" meta:paragraph-count="3" meta:word-count="63" meta:character-count="367" meta:non-whitespace-character-count="307"/>
    <meta:generator>LibreOffice/25.2.6.2$Linux_X86_64 LibreOffice_project/520$Build-2</meta:generator>
  </office:meta>
</office:document-meta>
</file>